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88000002F9EFC39F637A2FA74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7.999cm" svg:height="15.047cm" svg:x="0.085cm" svg:y="0.404cm">
          <draw:image xlink:href="Pictures/1000000000000588000002F9EFC39F637A2FA74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4T13:06:43.716000000</meta:creation-date>
    <dc:date>2021-05-14T13:07:45.519000000</dc:date>
    <meta:editing-duration>PT1M3S</meta:editing-duration>
    <meta:editing-cycles>1</meta:editing-cycles>
    <meta:document-statistic meta:object-count="26"/>
    <meta:generator>LibreOffice/7.0.4.2$Windows_X86_64 LibreOffice_project/dcf040e67528d9187c66b2379df5ea4407429775</meta:generator>
  </office:meta>
</office:document-meta>
</file>